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262141283678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117066091636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602) rotate (-2.15687788961459) translate (5.4206401432275cm 2.77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206) rotate (-2.15652882376419) translate (4.32288958045838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727906519277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3) rotate (-1.55194677087336) translate (6.3523652960857cm 7.88429174692069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9) rotate (-2.1556561591382) translate (5.46862398526096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5) rotate (-2.15652882376419) translate (4.3878895804584cm 8.3135893617608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205) rotate (-2.1556561591382) translate (6.637640332617cm 8.04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5.51399110710371cm 1.059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9:56.602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